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6666" officeooo:paragraph-rsid="00096666"/>
    </style:style>
    <style:style style:name="P2" style:family="paragraph" style:parent-style-name="Standard">
      <style:text-properties officeooo:rsid="000c2eca" officeooo:paragraph-rsid="000c2eca"/>
    </style:style>
    <style:style style:name="P3" style:family="paragraph" style:parent-style-name="Standard">
      <style:text-properties officeooo:rsid="000d92c8" officeooo:paragraph-rsid="000d92c8"/>
    </style:style>
    <style:style style:name="P4" style:family="paragraph" style:parent-style-name="Standard">
      <style:text-properties fo:font-weight="bold" officeooo:rsid="000d92c8" officeooo:paragraph-rsid="000d92c8" style:font-weight-asian="bold" style:font-weight-complex="bold"/>
    </style:style>
    <style:style style:name="P5" style:family="paragraph" style:parent-style-name="Standard">
      <style:text-properties fo:font-weight="bold" officeooo:rsid="000c2eca" officeooo:paragraph-rsid="000f2b51" style:font-weight-asian="bold" style:font-weight-complex="bold"/>
    </style:style>
    <style:style style:name="P6" style:family="paragraph" style:parent-style-name="Standard">
      <style:text-properties fo:font-weight="bold" officeooo:rsid="000f2b51" officeooo:paragraph-rsid="000f2b51" style:font-weight-asian="bold" style:font-weight-complex="bold"/>
    </style:style>
    <style:style style:name="P7" style:family="paragraph" style:parent-style-name="Standard">
      <style:text-properties fo:font-weight="normal" officeooo:rsid="000f2b51" officeooo:paragraph-rsid="000f2b51" style:font-weight-asian="normal" style:font-weight-complex="normal"/>
    </style:style>
    <style:style style:name="P8" style:family="paragraph" style:parent-style-name="Standard">
      <style:text-properties fo:font-weight="normal" officeooo:rsid="0011249a" officeooo:paragraph-rsid="0011249a" style:font-weight-asian="normal" style:font-weight-complex="normal"/>
    </style:style>
    <style:style style:name="T1" style:family="text">
      <style:text-properties officeooo:rsid="000f2b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e GitHub</text:p>
      <text:p text:style-name="P1"/>
      <text:p text:style-name="P1">Elementos do Git</text:p>
      <text:p text:style-name="P1"/>
      <text:p text:style-name="P1">Blobs - arquivos</text:p>
      <text:p text:style-name="P1"/>
      <text:p text:style-name="P1">Tree – organização de arquivos e outras arvores</text:p>
      <text:p text:style-name="P1"/>
      <text:p text:style-name="P1">Commit – Informoções gerais do programa</text:p>
      <text:p text:style-name="P1"/>
      <text:p text:style-name="P2">Comandos gerais do GitHub</text:p>
      <text:p text:style-name="P2"/>
      <text:p text:style-name="P2">git status – mostra o estagio no ciclo de vida do arquivo, no GitHub</text:p>
      <text:p text:style-name="P2"/>
      <text:p text:style-name="P2">mkdir – cria uma pasta</text:p>
      <text:p text:style-name="P2"/>
      <text:p text:style-name="P2">mv “nome do arquivo” “pasta que sera movida” – mover arquivo para outra pasta</text:p>
      <text:p text:style-name="P2"/>
      <text:p text:style-name="P2">cd – entrar em outra pasta</text:p>
      <text:p text:style-name="P2"/>
      <text:p text:style-name="P2">.. cd – voltar uma pasta</text:p>
      <text:p text:style-name="P2"/>
      <text:p text:style-name="P2">git add – envia o diretorio para o estado “stage”</text:p>
      <text:p text:style-name="P2"/>
      <text:p text:style-name="P7">git pull origin master – “puxa” o arquivo do GitHub, em caso de conflito no versionamento do código.</text:p>
      <text:p text:style-name="P7"/>
      <text:p text:style-name="P8">git clone “url…” - clona o repositório de um outro usuário no GitHub</text:p>
      <text:p text:style-name="P2"/>
      <text:p text:style-name="P4"/>
      <text:p text:style-name="P4"><text:span text:style-name="T1">1. </text:span>git add * - passa todos os arquivos do repositório para o estado de “unstage”</text:p>
      <text:p text:style-name="P3"/>
      <text:p text:style-name="P5"><text:span text:style-name="T1">2. </text:span>git commit – cria o “snapshot” (fotografia) – enviando o diretorio para um estado de Unmodified no ciclo de vida no GitHub</text:p>
      <text:p text:style-name="P3"/>
      <text:p text:style-name="P6">3. git push origin master – enviar repositorio para o GitHu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7T15:10:40.618000000</meta:creation-date>
    <dc:date>2022-06-07T17:43:33.218000000</dc:date>
    <meta:editing-duration>PT42M12S</meta:editing-duration>
    <meta:editing-cycles>1</meta:editing-cycles>
    <meta:document-statistic meta:table-count="0" meta:image-count="0" meta:object-count="0" meta:page-count="1" meta:paragraph-count="17" meta:word-count="151" meta:character-count="854" meta:non-whitespace-character-count="708"/>
    <meta:generator>LibreOffice/7.3.3.2$Windows_X86_64 LibreOffice_project/d1d0ea68f081ee2800a922cac8f79445e4603348</meta:generator>
  </office:meta>
</office:document-meta>
</file>